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2209" officeooo:paragraph-rsid="00062209"/>
    </style:style>
    <style:style style:name="P2" style:family="paragraph" style:parent-style-name="Standard">
      <style:text-properties officeooo:rsid="00062209" officeooo:paragraph-rsid="0006f3f8"/>
    </style:style>
    <style:style style:name="P3" style:family="paragraph" style:parent-style-name="Standard">
      <style:text-properties fo:font-weight="bold" officeooo:rsid="00062209" officeooo:paragraph-rsid="00062209" style:font-weight-asian="bold" style:font-weight-complex="bold"/>
    </style:style>
    <style:style style:name="P4" style:family="paragraph" style:parent-style-name="Standard">
      <style:text-properties fo:font-weight="bold" officeooo:rsid="0006f3f8" officeooo:paragraph-rsid="0006f3f8" style:font-weight-asian="bold" style:font-weight-complex="bold"/>
    </style:style>
    <style:style style:name="P5" style:family="paragraph" style:parent-style-name="Standard">
      <style:text-properties fo:font-weight="bold" officeooo:rsid="000c74cd" officeooo:paragraph-rsid="000c74cd" style:font-weight-asian="bold" style:font-weight-complex="bold"/>
    </style:style>
    <style:style style:name="P6" style:family="paragraph" style:parent-style-name="Standard">
      <style:text-properties fo:font-weight="normal" officeooo:rsid="00062209" officeooo:paragraph-rsid="00062209" style:font-weight-asian="normal" style:font-weight-complex="normal"/>
    </style:style>
    <style:style style:name="P7" style:family="paragraph" style:parent-style-name="Standard">
      <style:text-properties fo:font-weight="normal" officeooo:rsid="0006f3f8" officeooo:paragraph-rsid="0006f3f8" style:font-weight-asian="normal" style:font-weight-complex="normal"/>
    </style:style>
    <style:style style:name="P8" style:family="paragraph" style:parent-style-name="Standard">
      <style:text-properties fo:font-weight="normal" officeooo:rsid="000aa4c5" officeooo:paragraph-rsid="000aa4c5" style:font-weight-asian="normal" style:font-weight-complex="normal"/>
    </style:style>
    <style:style style:name="P9" style:family="paragraph" style:parent-style-name="Standard">
      <style:text-properties fo:font-weight="normal" officeooo:rsid="000c74cd" officeooo:paragraph-rsid="000c74cd" style:font-weight-asian="normal" style:font-weight-complex="normal"/>
    </style:style>
    <style:style style:name="P10" style:family="paragraph" style:parent-style-name="Standard">
      <style:text-properties fo:font-weight="normal" officeooo:rsid="000e28ea" officeooo:paragraph-rsid="000e28ea" style:font-weight-asian="normal" style:font-weight-complex="normal"/>
    </style:style>
    <style:style style:name="P11" style:family="paragraph" style:parent-style-name="Standard">
      <style:text-properties officeooo:rsid="0006f3f8" officeooo:paragraph-rsid="0006f3f8"/>
    </style:style>
    <style:style style:name="P12" style:family="paragraph" style:parent-style-name="Standard">
      <style:text-properties officeooo:rsid="000aa4c5" officeooo:paragraph-rsid="000aa4c5"/>
    </style:style>
    <style:style style:name="P13" style:family="paragraph" style:parent-style-name="Standard">
      <style:text-properties officeooo:rsid="0010e161" officeooo:paragraph-rsid="0010e161"/>
    </style:style>
    <style:style style:name="P14" style:family="paragraph" style:parent-style-name="Standard" style:list-style-name="L1">
      <style:text-properties officeooo:rsid="00062209" officeooo:paragraph-rsid="00062209"/>
    </style:style>
    <style:style style:name="P15" style:family="paragraph" style:parent-style-name="Standard" style:list-style-name="L2">
      <style:text-properties fo:font-weight="normal" officeooo:rsid="0006f3f8" officeooo:paragraph-rsid="0006f3f8" style:font-weight-asian="normal" style:font-weight-complex="normal"/>
    </style:style>
    <style:style style:name="P16" style:family="paragraph" style:parent-style-name="Standard" style:list-style-name="L3">
      <style:text-properties fo:font-weight="normal" officeooo:rsid="0006f3f8" officeooo:paragraph-rsid="0006f3f8" style:font-weight-asian="normal" style:font-weight-complex="normal"/>
    </style:style>
    <style:style style:name="P17" style:family="paragraph" style:parent-style-name="Standard" style:list-style-name="L4">
      <style:text-properties fo:font-weight="normal" officeooo:rsid="000aa4c5" officeooo:paragraph-rsid="000aa4c5" style:font-weight-asian="normal" style:font-weight-complex="normal"/>
    </style:style>
    <style:style style:name="P18" style:family="paragraph" style:parent-style-name="Standard" style:list-style-name="L5">
      <style:text-properties fo:font-weight="normal" officeooo:rsid="000aa4c5" officeooo:paragraph-rsid="000aa4c5" style:font-weight-asian="normal" style:font-weight-complex="normal"/>
    </style:style>
    <style:style style:name="P19" style:family="paragraph" style:parent-style-name="Standard" style:list-style-name="L5">
      <style:text-properties officeooo:rsid="000aa4c5" officeooo:paragraph-rsid="000aa4c5"/>
    </style:style>
    <style:style style:name="T1" style:family="text">
      <style:text-properties fo:font-weight="normal" style:font-weight-asian="normal" style:font-weight-complex="normal"/>
    </style:style>
    <style:style style:name="T2" style:family="text">
      <style:text-properties fo:font-weight="normal" officeooo:rsid="000aa4c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ow multiple Roles per contact.</text:p>
      <text:p text:style-name="P1"/>
      <text:p text:style-name="P1">What is the purpose of contact roles:</text:p>
      <text:p text:style-name="P1"/>
      <text:p text:style-name="P13">Filtering by common roles</text:p>
      <text:p text:style-name="P13">Assigning permissions to <text:s/>a user – this should be done via the User Account.</text:p>
      <text:p text:style-name="P13">GroupSetup.XML uses GroupRoles to assign SecurityRoles</text:p>
      <text:p text:style-name="P13">SecurityRoles are built-in (although they can be modified)</text:p>
      <text:p text:style-name="P13"/>
      <text:p text:style-name="P1">To allow easy filtering by common role types:</text:p>
      <text:p text:style-name="P1"/>
      <text:p text:style-name="P1">e.g. Council</text:p>
      <text:p text:style-name="P1">Committee</text:p>
      <text:p text:style-name="P1">Members</text:p>
      <text:p text:style-name="P1">Volunteers</text:p>
      <text:p text:style-name="P1">Parents</text:p>
      <text:p text:style-name="P1">Leaders</text:p>
      <text:p text:style-name="P1">Group Leader</text:p>
      <text:p text:style-name="P1">President</text:p>
      <text:p text:style-name="P1">Treasurer</text:p>
      <text:p text:style-name="P1"/>
      <text:p text:style-name="P1">Quick filters based on role make it easy to send emails out to members based on their role.</text:p>
      <text:p text:style-name="P1">e.g. send email to all council members</text:p>
      <text:p text:style-name="P1"/>
      <text:p text:style-name="P1">Could we do this with tags?</text:p>
      <text:p text:style-name="P1"/>
      <text:p text:style-name="P1">Tag already allow for a contact to have multiple tags.</text:p>
      <text:p text:style-name="P11">We need to ensure that some Tags are marked as 'built-in' and therefore cannot be deleted.</text:p>
      <text:p text:style-name="P11">We also need to add a 'system-assigned' flag to the Contact-Tag relationship so that system assigned tags cannot be removed by users.</text:p>
      <text:p text:style-name="P1"/>
      <text:p text:style-name="P1">Tags could also be applied by linking a contact to a User.</text:p>
      <text:p text:style-name="P1">A User then has a set of security Roles. The Security Roles would create tags against the contact thats linked to the User.</text:p>
      <text:p text:style-name="P1">Change the contact search bar to automatically search for tags.</text:p>
      <text:p text:style-name="P1">Remove the Role from Contact or Just leave this as their 'Primary Role'.</text:p>
      <text:p text:style-name="P1">But how does the UI work.</text:p>
      <text:p text:style-name="P1">Use Cases:</text:p>
      <text:p text:style-name="P3">Creating an Account</text:p>
      <text:p text:style-name="P6">When creating the User Account must be given option to create a new Contact or link to an existing Contact (you MUST do one or the other).</text:p>
      <text:p text:style-name="P6">What about system admins. This should be the one user account that doesn't need a Contact attached as sys admins will often be invisible in the system. Only a sys admin can create another sysadmin.</text:p>
      <text:p text:style-name="P6"/>
      <text:p text:style-name="P3">Add/Change Group Leader</text:p>
      <text:p text:style-name="P1">Normally the Group Leader has a user account created when the group is first setup.</text:p>
      <text:p text:style-name="P1">However Group Leaders change over time.</text:p>
      <text:p text:style-name="P1">Group Leaders will always have a user account (even if they don't use it).</text:p>
      <text:p text:style-name="P1">So Create User Account.</text:p>
      <text:p text:style-name="P1">Assign the following Security Roles:</text:p>
      <text:list xml:id="list3280035367158531351" text:style-name="L1">
        <text:list-item>
          <text:p text:style-name="P14">Group Leader</text:p>
        </text:list-item>
      </text:list>
      <text:p text:style-name="P1"><text:soft-page-break/>The following Tags are added.</text:p>
      <text:p text:style-name="P1">Group Leader, Committee Member, Council Member, Leader</text:p>
      <text:p text:style-name="P1">Contacts Primary Role is set to Group Leader</text:p>
      <text:p text:style-name="P1"/>
      <text:p text:style-name="P3">Add/Change Leader</text:p>
      <text:p text:style-name="P6">Leaders have a user Account.</text:p>
      <text:p text:style-name="P7">Security Roles</text:p>
      <text:list xml:id="list4774693277762405679" text:style-name="L2">
        <text:list-item>
          <text:p text:style-name="P15">Leader</text:p>
        </text:list-item>
      </text:list>
      <text:p text:style-name="P7">Tags</text:p>
      <text:list xml:id="list4236894940475477623" text:style-name="L3">
        <text:list-item>
          <text:p text:style-name="P16">Leader</text:p>
        </text:list-item>
        <text:list-item>
          <text:p text:style-name="P16">Council Member</text:p>
        </text:list-item>
      </text:list>
      <text:p text:style-name="P7">Some groups may want leaders to also be recognised as Committee members. This would be just a matter of adding the 'Committee Member' tag.</text:p>
      <text:p text:style-name="P7"/>
      <text:p text:style-name="P7">Contact Primary Role: Leader</text:p>
      <text:p text:style-name="P7"/>
      <text:p text:style-name="P6"/>
      <text:p text:style-name="P6"/>
      <text:p text:style-name="P1"/>
      <text:p text:style-name="P3">Add/Change Membership</text:p>
      <text:p text:style-name="P12">We already have a 'Member' checkbox which toggling updates the member since date. This is a little ugly as membership can come and go.</text:p>
      <text:p text:style-name="P12">However the checkbox can add/delete the Member Tag as required.</text:p>
      <text:p text:style-name="P12">Do members get a user account?</text:p>
      <text:p text:style-name="P12">- as we grow features the answer would be yes.</text:p>
      <text:p text:style-name="P12">- for instance if we provide a website then lets provide chat and forums for members.</text:p>
      <text:p text:style-name="P12">So does ticking the 'membership' checkbox automatically create a user account?</text:p>
      <text:p text:style-name="P12">It seems to me that the parent will often need to be involved in the decision to create a user account.</text:p>
      <text:p text:style-name="P12">- what do members need an account for?</text:p>
      <text:p text:style-name="P12">- at this point they don't</text:p>
      <text:p text:style-name="P12">- at a later stage we may allow them to login to see a list of activity details and maybe internal group details for an activity.</text:p>
      <text:p text:style-name="P12">I think for the moment Members don't get an account.</text:p>
      <text:p text:style-name="P12"/>
      <text:p text:style-name="P3">Add/Change Committee Membership</text:p>
      <text:p text:style-name="P3">Add/Change Parent</text:p>
      <text:p text:style-name="P8">Security Role</text:p>
      <text:list xml:id="list3507534549119350722" text:style-name="L4">
        <text:list-item>
          <text:p text:style-name="P17">Parent</text:p>
        </text:list-item>
      </text:list>
      <text:p text:style-name="P8">Tags</text:p>
      <text:list xml:id="list6452812268312555560" text:style-name="L5">
        <text:list-item>
          <text:p text:style-name="P18">Parent</text:p>
        </text:list-item>
        <text:list-item>
          <text:p text:style-name="P19"><text:span text:style-name="T2">V</text:span><text:span text:style-name="T1">olunteer</text:span></text:p>
        </text:list-item>
      </text:list>
      <text:p text:style-name="P12">Parents are able to login and update their own childs records, including their medical records (probably need a notification to go to the childs leader if there is a change of records, particularly medical records).</text:p>
      <text:p text:style-name="P12">Parents should also be able to print off a medical/activity form. Leaders as well so they can have all of the forms ready for parents to sign when they drop their kids off (this is the most likely use case).</text:p>
      <text:p text:style-name="P12">Every parent should be considered a volunteer. In the rare case that parents don't want to get volunteer communications then we can manually delete the volunteer tag.</text:p>
      <text:p text:style-name="P12">So the volunteer tag will be added by the system but a user can remove the tag.</text:p>
      <text:p text:style-name="P12">Can a Parent remove it themselves?</text:p>
      <text:p text:style-name="P12">For the moment Parents can't change tags.</text:p>
      <text:p text:style-name="P12">Add/Change Volunteer</text:p>
      <text:p text:style-name="P1"><text:soft-page-break/></text:p>
      <text:p text:style-name="P4">Adding Contacts</text:p>
      <text:p text:style-name="P1">Often a contact will have multiple roles</text:p>
      <text:p text:style-name="P2">- what is the Primary Role used for? Can the Primary Role be changed from the Contact screen. If it does what does this mean?</text:p>
      <text:p text:style-name="P2"/>
      <text:p text:style-name="P1"/>
      <text:p text:style-name="P3">Deleting Contacts</text:p>
      <text:p text:style-name="P1">If you delete a Contact and a User account exists you should be prompted to delete the User account. (User Accounts should only be marked as deleted).</text:p>
      <text:p text:style-name="P1">You can't delete the Contact without deleting the User.</text:p>
      <text:p text:style-name="P1"/>
      <text:p text:style-name="P3">Deleting Users</text:p>
      <text:p text:style-name="P6">System should prompt the user if they want to delete the attached Contact. Often this will not be the case.</text:p>
      <text:p text:style-name="P6">User accounts are only marked as deleted to maintain referential integrity.</text:p>
      <text:p text:style-name="P6">Need to alter the username so that it can be re-used.</text:p>
      <text:p text:style-name="P6"/>
      <text:p text:style-name="P5">Security Roles</text:p>
      <text:p text:style-name="P9">Currently the set of security roles is defined by eRole.</text:p>
      <text:p text:style-name="P9">This means that you just can't create a new role via the UI. Instead you must take an existing role and change the set of features that they have access to.</text:p>
      <text:p text:style-name="P9">With NJAdmin you can just define a new Group and then define the features. This makes for a more <text:s/>dynamic set of configurations. Scoutmaster is however intended to be use to use. The static set of security roles perhaps achieves this better than a dynamic set of roles.</text:p>
      <text:p text:style-name="P9"/>
      <text:p text:style-name="P9"/>
      <text:p text:style-name="P10">TODO:</text:p>
      <text:p text:style-name="P10">Create Feature table to normalise the Permission table.</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tt sutton</meta:initial-creator>
    <meta:creation-date>2016-03-12T10:55:01.826137915</meta:creation-date>
    <dc:date>2016-04-10T10:54:15.717313898</dc:date>
    <dc:creator>brett sutton</dc:creator>
    <meta:editing-duration>PT2H28M26S</meta:editing-duration>
    <meta:editing-cycles>5</meta:editing-cycles>
    <meta:generator>LibreOffice/5.0.5.2$Linux_X86_64 LibreOffice_project/00m0$Build-2</meta:generator>
    <meta:document-statistic meta:table-count="0" meta:image-count="0" meta:object-count="0" meta:page-count="3" meta:paragraph-count="92" meta:word-count="901" meta:character-count="5086" meta:non-whitespace-character-count="4281"/>
  </office:meta>
</office:document-meta>
</file>